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3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/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/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5">
          <table:table-cell table:number-columns-repeated="41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41"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9" office:value-type="string" calcext:value-type="string">
            <text:p>&gt;=250</text:p>
          </table:table-cell>
          <table:table-cell table:formula="of:=COUNTIF([.$D$72:.$F$74];[.AT71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72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73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7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7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7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8:.$F$80];[.AT77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8:.$F$80];[.AT78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8:.$F$80];[.AT79])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8:.$F$80];[.AT8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8:.$F$80];[.AT8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8:.$F$80];[.AT8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84:.$F$86];[.AT83])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84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85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8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8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8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90:.$F$91];[.AT89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0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1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9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93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9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96:.$F$97];[.AT95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6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7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98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99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0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01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2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3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04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05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0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07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8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9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10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11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12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19" office:value-type="string" calcext:value-type="string">
            <text:p>&gt;=250</text:p>
          </table:table-cell>
          <table:table-cell table:formula="of:=COUNTIF([.$D$72:.$F$74];[.AT11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14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15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100</text:p>
          </table:table-cell>
          <table:table-cell table:formula="of:=COUNTIF([.$D$72:.$F$74];[.AT11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0" office:value-type="string" calcext:value-type="string">
            <text:p>&gt;=50</text:p>
          </table:table-cell>
          <table:table-cell table:formula="of:=COUNTIF([.$D$72:.$F$74];[.AT117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number-columns-repeated="41"/>
          <table:table-cell table:style-name="Default"/>
          <table:table-cell table:number-columns-repeated="3"/>
          <table:table-cell table:style-name="ce21" office:value-type="string" calcext:value-type="string">
            <text:p>&gt;=0</text:p>
          </table:table-cell>
          <table:table-cell table:formula="of:=COUNTIF([.$D$72:.$F$74];[.AT118])" office:value-type="float" office:value="9" calcext:value-type="float">
            <text:p>9</text:p>
          </table:table-cell>
          <table:table-cell table:number-columns-repeated="48"/>
        </table:table-row>
        <calcext:conditional-formats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0:25:23.463265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1:17:49.180858795</meta:creation-date>
    <dc:date>2025-09-17T20:28:30.127232651</dc:date>
    <meta:editing-duration>PT54M52S</meta:editing-duration>
    <meta:editing-cycles>3</meta:editing-cycles>
    <meta:generator>LibreOffice/24.2.7.2$Linux_X86_64 LibreOffice_project/420$Build-2</meta:generator>
    <meta:document-statistic meta:table-count="1" meta:cell-count="2407" meta:object-count="0"/>
  </office:meta>
</office:document-meta>
</file>